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50%"/>
      <style:text-properties fo:language="da" fo:country="DK" fo:font-weight="normal" officeooo:rsid="001857f2" officeooo:paragraph-rsid="000bc2c7" style:font-weight-asian="normal" style:font-weight-complex="normal"/>
    </style:style>
    <style:style style:name="P2" style:family="paragraph" style:parent-style-name="Text_20_body">
      <style:paragraph-properties fo:line-height="150%"/>
      <style:text-properties fo:language="da" fo:country="DK" fo:font-weight="normal" officeooo:rsid="001d1768" officeooo:paragraph-rsid="000bc2c7" style:font-weight-asian="normal" style:font-weight-complex="normal"/>
    </style:style>
    <style:style style:name="P3" style:family="paragraph" style:parent-style-name="Text_20_body">
      <style:paragraph-properties fo:line-height="150%"/>
      <style:text-properties fo:language="da" fo:country="DK" fo:font-weight="normal" officeooo:rsid="0020dafa" officeooo:paragraph-rsid="000cd40b" style:font-weight-asian="normal" style:font-weight-complex="normal"/>
    </style:style>
    <style:style style:name="P4" style:family="paragraph" style:parent-style-name="Text_20_body">
      <style:paragraph-properties fo:line-height="150%"/>
      <style:text-properties fo:language="da" fo:country="DK" fo:font-weight="normal" officeooo:rsid="000bc2c7" officeooo:paragraph-rsid="000bc2c7" style:font-weight-asian="normal" style:font-weight-complex="normal"/>
    </style:style>
    <style:style style:name="P5" style:family="paragraph" style:parent-style-name="Text_20_body">
      <style:paragraph-properties fo:line-height="150%"/>
      <style:text-properties fo:language="da" fo:country="DK" fo:font-weight="normal" officeooo:rsid="000bc2c7" officeooo:paragraph-rsid="000bc2c7" style:font-weight-asian="normal" style:font-weight-complex="normal"/>
    </style:style>
    <style:style style:name="P6" style:family="paragraph" style:parent-style-name="Text_20_body">
      <style:paragraph-properties fo:line-height="150%"/>
      <style:text-properties fo:language="da" fo:country="DK" fo:font-weight="normal" officeooo:rsid="0020dafa" officeooo:paragraph-rsid="000cd40b" style:font-weight-asian="normal" style:font-weight-complex="normal"/>
    </style:style>
    <style:style style:name="P7" style:family="paragraph" style:parent-style-name="Text_20_body">
      <style:paragraph-properties fo:line-height="150%"/>
      <style:text-properties fo:language="da" fo:country="DK" fo:font-weight="normal" officeooo:rsid="0022146b" officeooo:paragraph-rsid="000cd40b" style:font-weight-asian="normal" style:font-weight-complex="normal"/>
    </style:style>
    <style:style style:name="P8" style:family="paragraph" style:parent-style-name="Text_20_body">
      <style:paragraph-properties fo:line-height="150%"/>
      <style:text-properties fo:language="da" fo:country="DK" fo:font-weight="normal" officeooo:rsid="00243566" officeooo:paragraph-rsid="000bc2c7" style:font-weight-asian="normal" style:font-weight-complex="normal"/>
    </style:style>
    <style:style style:name="P9" style:family="paragraph" style:parent-style-name="Text_20_body">
      <style:paragraph-properties fo:line-height="150%"/>
      <style:text-properties fo:language="da" fo:country="DK" fo:font-weight="normal" officeooo:rsid="0029d997" officeooo:paragraph-rsid="000bc2c7" style:font-weight-asian="normal" style:font-weight-complex="normal"/>
    </style:style>
    <style:style style:name="P10" style:family="paragraph" style:parent-style-name="Heading_20_1">
      <style:paragraph-properties fo:line-height="150%"/>
      <style:text-properties fo:language="da" fo:country="DK" officeooo:paragraph-rsid="000bc2c7"/>
    </style:style>
    <style:style style:name="P11" style:family="paragraph" style:parent-style-name="Heading_20_3">
      <style:paragraph-properties fo:line-height="150%"/>
      <style:text-properties fo:language="da" fo:country="DK" officeooo:paragraph-rsid="000bc2c7"/>
    </style:style>
    <style:style style:name="P12" style:family="paragraph" style:parent-style-name="Heading_20_3">
      <style:paragraph-properties fo:line-height="150%" fo:break-before="page"/>
      <style:text-properties fo:language="da" fo:country="DK" officeooo:paragraph-rsid="000bc2c7"/>
    </style:style>
    <style:style style:name="P13" style:family="paragraph" style:parent-style-name="Heading_20_2">
      <style:paragraph-properties fo:line-height="150%"/>
      <style:text-properties fo:font-style="normal" style:font-style-asian="normal" style:font-style-complex="normal"/>
    </style:style>
    <style:style style:name="T1" style:family="text">
      <style:text-properties officeooo:rsid="000bc2c7"/>
    </style:style>
    <style:style style:name="T2" style:family="text">
      <style:text-properties officeooo:rsid="001f87cb"/>
    </style:style>
    <style:style style:name="T3" style:family="text">
      <style:text-properties fo:font-weight="bold" officeooo:rsid="001857f2" style:font-weight-asian="bold" style:font-weight-complex="bold"/>
    </style:style>
    <style:style style:name="T4" style:family="text">
      <style:text-properties fo:font-weight="bold" officeooo:rsid="001b4a05" style:font-weight-asian="bold" style:font-weight-complex="bold"/>
    </style:style>
    <style:style style:name="T5" style:family="text">
      <style:text-properties officeooo:rsid="000cd40b"/>
    </style:style>
    <style:style style:name="T6" style:family="text">
      <style:text-properties officeooo:rsid="000ea3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3">Brug </text:span><text:span text:style-name="T4">a</text:span><text:span text:style-name="T3">f Udviklingsmetode</text:span></text:h>
      <text:p text:style-name="P1">I dette forløb har vi beskæftiget os med Scrum – med inddragelse af forskellige <text:span text:style-name="T1">praktiker</text:span> fra XP. I det følgende afsnit vil det blive gennemgået hvordan vi har forholdt os til – og brugt de forskellige <text:span text:style-name="T1">praktiker igennem de 3 sprints</text:span>. </text:p>
      <text:h text:style-name="P11" text:outline-level="3">Pa<text:span text:style-name="T1">r-</text:span>programm<text:span text:style-name="T1">er</text:span>ing</text:h>
      <text:p text:style-name="P2">I stedet for at bruge <text:span text:style-name="T1">par</text:span>-<text:span text:style-name="T1">programmering</text:span> konsekvent, besluttede vi os for at det ville være mere effektivt, at udvælge specifikke områder hvor <text:span text:style-name="T1">par</text:span>-<text:span text:style-name="T1">programmering</text:span> var nødvendig. Vi var enige om det var ikke ga<text:span text:style-name="T1">v</text:span> mening af bruge 2 personers dag på at lave én opgave, hvis opgaven kompleksitet ikke var større end man kunne sætte sig ind i den skrevne kode på egen hånd. Vi valgte <text:span text:style-name="T1">par</text:span>-<text:span text:style-name="T1">programmering</text:span> ved kritiske opgaver, hvor kompleksiteten enten var meget høj, eller opgaver som skulle løses hurtigt for at kunne færdiggøre andre opgaver. <text:s/><text:span text:style-name="T1">Dette gjorde vi for at minimere fejl i den komplekse kode, og være sikker på alle scenarier blev tænkt igennem.</text:span></text:p>
      <text:p text:style-name="P4">Par-programmering blev også brugt i tilfælde, hvor vi løb ind i fejl. <text:span text:style-name="T6">Her valgte vi at</text:span> s<text:span text:style-name="T6">æ</text:span>tte os 2 sammen for at debugge problemet. Dette mener vi var godt givet ud i sidste ende, frem for én blot prøvede at sidde og finde frem til hvad der skyldtes den exception blev smidt.</text:p>
      <text:h text:style-name="P11" text:outline-level="3">Refactoring</text:h>
      <text:p text:style-name="P4">Refactoring er blevet brugt flittigt, i løbet af udviklings processen. Det skal dog understreges at vi aktivt gjorde en indsats for udvikle systemet bredt nok til at minimere nødvendigheden af refactoring. Som det blev fastslået i vores risikoanalyse arbejder gruppen bedst under ordnede forhold. Så selvom at story-based-development arbejder med at stories, skal kunne laves uafhængige af hinanden. <text:span text:style-name="T6">H</text:span>ar vi i vores arbejde tænkt bredere, i forhold til senere funktionalitet og opgaver. Vores holdning er at refactoring er et smart værktøj, hvis man bruger det rigtigt. </text:p>
      <text:p text:style-name="P4">Et eksempel på hvor vi har brugt refactoring, er i sprint 1 med graf-servicen. I starten skulle den kun kunne sige hvor mange zoner der er mellem 2 vilkårlige zoner. Hvilket ikke indeholdt den prisberegning, som skulle skrives ind senere. Refactoring er der ud over også blevet brugt til at opfylde kravet om simpelt design. </text:p>
      <text:h text:style-name="P12" text:outline-level="3"><text:span text:style-name="T2">Collective c</text:span>ode ownership</text:h>
      <text:p text:style-name="P3">Hvis en person har fundet en fejl, eller synes der manglede et stykke funktionalitet i en del af programmet. Måtte personen gerne selv tilføje / ændre koden. <text:span text:style-name="T5">Såfremt det var en fejl man havde fundet, skulle ham der oprindeligt har skrevet koden, hvor fejlen opstod i blot informeres. Hvis det var ny funktionalitet skulle personen der ønskede ændringen, blot sikre at andre i gruppen ikke allerede havde tilføjet dette i et lokal commit.</text:span></text:p>
      <text:p text:style-name="P3">Det blev <text:span text:style-name="T6">også</text:span> udøvet i databasen, hvor vi alle ændrede kolonner og datatyper. Et andet eksempel er web-klienten, hvor vi alle arbejdede med layout filerne og de enkelte views, i takt med at vores stories krævede integration med web-klienten. </text:p>
      <text:h text:style-name="P13" text:outline-level="2">Test-first</text:h>
      <text:p text:style-name="P7">Der er ikke blevet udviklet ud fra test-first princippet i løbet af vores sprints. I stedet for blev der oprettet test-klasser parallelt med en story. Når man havde lavet en metode, der relaterede til storiens funktionalitet, skulle man skrive en test, som sikrede at metodens udformning og logik var korrekt. Igen var grunden til dette at vi synes at man uundgåeligt ville komme til at lave redundante tests hvis man skulle teste alt, for hvert skridt man tog i udviklingsprocessen. Vi ønskede at holde det simpelt og gennemteste større blokke kode af gangen. Udover dette brød vi os ikke om fremgangsmåden med at man skrev en test(s), før man havde logikken man ønskede testen skulle køre på. Dette ville i nogle tilfælde gøre at den test man har skrevet, skal skrives om efter logikken er lavet.</text:p>
      <text:p text:style-name="P7">Test-first er egentlig beregnet til at stimulere programmøren til at tænke over hvilke krav der er til hver metode. Vi mente dog godt at kunne håndtere dette uden. </text:p>
      <text:h text:style-name="P11" text:outline-level="3">Simpel-design</text:h>
      <text:p text:style-name="P8">Vi har forsøgt at følge simpel-design meget hen af vejen. En af de ting vi gjorde var at dele vores struktur over mange lag, så funktionaliteten i det enkelte lag var meget udspecificeret. Web-klienten havde en MVC opbygning. Systemet bagved havde business-logic, som tog sig af alt forretningslogik, beregninger og manipulation af data inden det blev sendt videre og til sidst repository laget, hvor alt database kommunikation lå i.</text:p>
      <text:p text:style-name="P9">Et andet tiltag vi gjorde var at bruge refactoring til at skrifte kodestykker om, hvis et medlem af gruppen synes, der var en lettere/simplere måde at lave sammen funktionalitet, i takt med at systemet fik flere fe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37:46.738350651</meta:creation-date>
    <dc:date>2014-01-06T00:00:41.400477414</dc:date>
    <meta:editing-duration>PT6M32S</meta:editing-duration>
    <meta:editing-cycles>2</meta:editing-cycles>
    <meta:generator>LibreOffice/4.1.4.2$Linux_X86_64 LibreOffice_project/410m0$Build-2</meta:generator>
    <meta:document-statistic meta:table-count="0" meta:image-count="0" meta:object-count="0" meta:page-count="2" meta:paragraph-count="17" meta:word-count="731" meta:character-count="4443" meta:non-whitespace-character-count="3721"/>
  </office:meta>
</office:document-meta>
</file>